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Plain_20_Text">
      <style:paragraph-properties fo:line-height="150%"/>
    </style:style>
    <style:style style:name="P2" style:family="paragraph" style:parent-style-name="Plain_20_Text">
      <style:paragraph-properties fo:line-height="150%">
        <style:tab-stops>
          <style:tab-stop style:position="6.5in" style:type="right"/>
        </style:tab-stops>
      </style:paragraph-properties>
    </style:style>
    <style:style style:name="P3" style:family="paragraph" style:parent-style-name="Plain_20_Text">
      <style:paragraph-properties fo:line-height="150%"/>
      <style:text-properties style:font-name="AssyrianDictionary" fo:font-size="12pt" fo:language="pl" fo:country="PL" fo:font-weight="bold" style:font-size-asian="12pt" style:font-weight-asian="bold"/>
    </style:style>
    <style:style style:name="P4" style:family="paragraph" style:parent-style-name="Plain_20_Text">
      <style:paragraph-properties fo:line-height="150%"/>
      <style:text-properties style:font-name="AssyrianDictionary" fo:font-size="12pt" style:font-size-asian="12pt"/>
    </style:style>
    <style:style style:name="P5"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6" style:family="paragraph" style:parent-style-name="Plain_20_Text">
      <style:paragraph-properties fo:margin-left="0.3752in" fo:margin-right="0in" fo:line-height="150%" fo:text-indent="-0.3752in" style:auto-text-indent="false">
        <style:tab-stops>
          <style:tab-stop style:position="0.3752in"/>
        </style:tab-stops>
      </style:paragraph-properties>
    </style:style>
    <style:style style:name="P7" style:family="paragraph" style:parent-style-name="Plain_20_Text">
      <style:paragraph-properties fo:margin-left="0.3752in" fo:margin-right="0in" fo:line-height="150%" fo:text-indent="-0.3752in" style:auto-text-indent="false">
        <style:tab-stops>
          <style:tab-stop style:position="0.3752in"/>
        </style:tab-stops>
      </style:paragraph-properties>
      <style:text-properties style:font-name="AssyrianDictionary" fo:font-size="12pt" style:font-size-asian="12pt"/>
    </style:style>
    <style:style style:name="P8" style:family="paragraph" style:parent-style-name="Plain_20_Text" style:master-page-name="Standard">
      <style:paragraph-properties fo:line-height="150%" fo:text-align="center" style:justify-single-word="false" style:page-number="auto">
        <style:tab-stops>
          <style:tab-stop style:position="2.5in"/>
        </style:tab-stops>
      </style:paragraph-properties>
    </style:style>
    <style:style style:name="P9" style:family="paragraph" style:parent-style-name="Header">
      <style:paragraph-properties fo:margin-left="0in" fo:margin-right="0.25in" fo:text-indent="0in" style:auto-text-indent="false"/>
    </style:style>
    <style:style style:name="P10" style:family="paragraph" style:parent-style-name="Standard">
      <style:paragraph-properties fo:line-height="150%"/>
    </style:style>
    <style:style style:name="P11" style:family="paragraph" style:parent-style-name="Standard">
      <style:paragraph-properties fo:line-height="150%"/>
      <style:text-properties style:font-name="AssyrianDictionary"/>
    </style:style>
    <style:style style:name="P12" style:family="paragraph" style:parent-style-name="Standard">
      <style:paragraph-properties fo:line-height="150%"/>
      <style:text-properties style:font-name="AssyrianDictionary" fo:font-weight="bold" style:font-weight-asian="bold"/>
    </style:style>
    <style:style style:name="P13" style:family="paragraph" style:parent-style-name="Standard">
      <style:paragraph-properties fo:line-height="150%"/>
      <style:text-properties style:font-name="AssyrianDictionary" fo:font-weight="bold" style:font-weight-asian="bold" style:font-weight-complex="bold"/>
    </style:style>
    <style:style style:name="P14" style:family="paragraph" style:parent-style-name="Standard">
      <style:paragraph-properties fo:line-height="150%"/>
      <style:text-properties fo:font-variant="small-caps" style:font-name="AssyrianDictionary" fo:font-weight="bold" style:font-weight-asian="bold"/>
    </style:style>
    <style:style style:name="P15" style:family="paragraph" style:parent-style-name="Standard">
      <style:paragraph-properties fo:margin-left="0.3752in" fo:margin-right="0in" fo:line-height="150%" fo:text-indent="-0.3752in" style:auto-text-indent="false">
        <style:tab-stops>
          <style:tab-stop style:position="0.3752in"/>
        </style:tab-stops>
      </style:paragraph-properties>
    </style:style>
    <style:style style:name="P16" style:family="paragraph" style:parent-style-name="Standard">
      <style:paragraph-properties fo:margin-left="0.3752in" fo:margin-right="0in" fo:line-height="150%" fo:text-indent="-0.3752in" style:auto-text-indent="false">
        <style:tab-stops>
          <style:tab-stop style:position="0.3752in"/>
        </style:tab-stops>
      </style:paragraph-properties>
      <style:text-properties style:font-name="AssyrianDictionary" fo:language="pl" fo:country="PL"/>
    </style:style>
    <style:style style:name="P17" style:family="paragraph" style:parent-style-name="Standard">
      <style:paragraph-properties fo:margin-left="0in" fo:margin-right="0in" fo:line-height="150%" fo:text-indent="0.25in" style:auto-text-indent="false"/>
    </style:style>
    <style:style style:name="P18" style:family="paragraph" style:parent-style-name="Standard">
      <style:paragraph-properties fo:margin-left="0in" fo:margin-right="0in" fo:line-height="150%" fo:text-indent="0.25in" style:auto-text-indent="false"/>
      <style:text-properties style:font-name="AssyrianDictionary"/>
    </style:style>
    <style:style style:name="T1" style:family="text">
      <style:text-properties style:font-name="AssyrianDictionary"/>
    </style:style>
    <style:style style:name="T2" style:family="text">
      <style:text-properties style:font-name="AssyrianDictionary" fo:font-size="12pt" fo:font-weight="bold" style:font-size-asian="12pt" style:font-weight-asian="bold"/>
    </style:style>
    <style:style style:name="T3" style:family="text">
      <style:text-properties style:font-name="AssyrianDictionary" fo:font-size="12pt" fo:language="pl" fo:country="PL" fo:font-weight="bold" style:font-size-asian="12pt" style:font-weight-asian="bold"/>
    </style:style>
    <style:style style:name="T4" style:family="text">
      <style:text-properties style:font-name="AssyrianDictionary" fo:font-size="12pt" fo:language="pl" fo:country="PL" style:font-size-asian="12pt"/>
    </style:style>
    <style:style style:name="T5" style:family="text">
      <style:text-properties style:font-name="AssyrianDictionary" fo:font-size="12pt" fo:language="pl" fo:country="PL" style:font-size-asian="12pt" style:font-style-complex="italic"/>
    </style:style>
    <style:style style:name="T6" style:family="text">
      <style:text-properties style:font-name="AssyrianDictionary" fo:font-size="12pt" fo:language="pl" fo:country="PL" fo:font-style="italic" style:font-size-asian="12pt" style:font-style-asian="italic"/>
    </style:style>
    <style:style style:name="T7" style:family="text">
      <style:text-properties style:font-name="AssyrianDictionary" fo:font-size="12pt" fo:language="pl" fo:country="PL" fo:font-style="italic" style:font-size-asian="12pt" style:font-style-asian="italic" style:font-style-complex="italic"/>
    </style:style>
    <style:style style:name="T8" style:family="text">
      <style:text-properties style:font-name="AssyrianDictionary" fo:font-size="12pt" style:font-size-asian="12pt"/>
    </style:style>
    <style:style style:name="T9" style:family="text">
      <style:text-properties style:font-name="AssyrianDictionary" fo:font-size="12pt" style:font-size-asian="12pt" style:font-style-complex="italic"/>
    </style:style>
    <style:style style:name="T10" style:family="text">
      <style:text-properties style:font-name="AssyrianDictionary" fo:font-size="12pt" fo:font-style="italic" style:font-size-asian="12pt" style:font-style-asian="italic"/>
    </style:style>
    <style:style style:name="T11" style:family="text">
      <style:text-properties style:font-name="AssyrianDictionary" fo:font-size="12pt" fo:font-style="italic" style:font-size-asian="12pt" style:font-style-asian="italic" style:font-style-complex="italic"/>
    </style:style>
    <style:style style:name="T12" style:family="text">
      <style:text-properties style:font-name="AssyrianDictionary" fo:language="pl" fo:country="PL"/>
    </style:style>
    <style:style style:name="T13" style:family="text">
      <style:text-properties style:font-name="AssyrianDictionary" fo:language="pl" fo:country="PL" style:font-style-complex="italic"/>
    </style:style>
    <style:style style:name="T14" style:family="text">
      <style:text-properties style:font-name="AssyrianDictionary" fo:language="pl" fo:country="PL" fo:font-style="italic" style:font-style-asian="italic"/>
    </style:style>
    <style:style style:name="T15" style:family="text">
      <style:text-properties style:font-name="AssyrianDictionary" fo:language="pl" fo:country="PL" fo:font-style="italic" style:font-style-asian="italic" style:font-style-complex="italic"/>
    </style:style>
    <style:style style:name="T16" style:family="text">
      <style:text-properties style:font-name="AssyrianDictionary" style:font-style-complex="italic"/>
    </style:style>
    <style:style style:name="T17" style:family="text">
      <style:text-properties style:font-name="AssyrianDictionary" fo:font-style="italic" style:font-style-asian="italic"/>
    </style:style>
    <style:style style:name="T18" style:family="text">
      <style:text-properties style:font-name="AssyrianDictionary" fo:font-style="italic" style:font-style-asian="italic" style:font-weight-complex="bold"/>
    </style:style>
    <style:style style:name="T19" style:family="text">
      <style:text-properties style:font-name="AssyrianDictionary" fo:font-style="italic" style:font-style-asian="italic" style:font-style-complex="italic"/>
    </style:style>
    <style:style style:name="T20" style:family="text">
      <style:text-properties style:font-name="AssyrianDictionary" style:font-weight-complex="bold"/>
    </style:style>
    <style:style style:name="T21" style:family="text">
      <style:text-properties style:font-name="AssyrianDictionary" fo:font-weight="bold" style:font-weight-asian="bold"/>
    </style:style>
    <style:style style:name="T22" style:family="text">
      <style:text-properties style:font-name="AssyrianDictionary" fo:font-weight="bold" style:font-weight-asian="bold" style:font-weight-complex="bold"/>
    </style:style>
    <style:style style:name="T23" style:family="text">
      <style:text-properties style:font-name="AssyrianDictionary" fo:letter-spacing="0.0138in" style:font-name-complex="Courier New" style:font-size-complex="11pt"/>
    </style:style>
    <style:style style:name="T24" style:family="text">
      <style:text-properties style:font-name="AssyrianDictionary" fo:letter-spacing="0.0138in" style:font-name-complex="Courier New" style:font-size-complex="11pt" style:font-weight-complex="bold"/>
    </style:style>
    <style:style style:name="T25" style:family="text">
      <style:text-properties style:font-name="AssyrianDictionary" style:font-name-complex="Courier New" style:font-size-complex="11pt"/>
    </style:style>
    <style:style style:name="T26" style:family="text">
      <style:text-properties fo:language="pl" fo:country="PL"/>
    </style:style>
    <style:style style:name="T27" style:family="text">
      <style:text-properties fo:language="pl" fo:country="PL" fo:font-style="italic" style:font-style-asian="italic"/>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variant="small-caps" style:font-name="AssyrianDictionary" fo:font-size="12pt" fo:font-weight="bold" style:font-size-asian="12pt" style:font-weight-asian="bold"/>
    </style:style>
    <style:style style:name="T31" style:family="text">
      <style:text-properties style:text-position="sub 58%" style:font-name="AssyrianDictionary"/>
    </style:style>
    <style:style style:name="T32" style:family="text">
      <style:text-properties style:text-position="sub 58%" style:font-name="AssyrianDictionary" fo:font-size="12pt" style:font-size-asian="12pt"/>
    </style:style>
    <style:style style:name="T33" style:family="text">
      <style:text-properties style:text-position="sub 58%" style:font-name="AssyrianDictionary" fo:font-size="12pt" fo:language="pl" fo:country="PL" style:font-size-asian="12pt"/>
    </style:style>
    <style:style style:name="T34" style:family="text">
      <style:text-properties style:text-position="sub 58%" style:font-name="AssyrianDictionary" fo:letter-spacing="0.0138in" style:font-name-complex="Courier New" style:font-size-complex="11pt"/>
    </style:style>
    <style:style style:name="T35" style:family="text">
      <style:text-properties style:text-position="sub 58%" style:font-name="AssyrianDictionary" fo:letter-spacing="0.0138in" style:font-name-complex="Courier New" style:font-size-complex="11pt" style:font-weight-complex="bold"/>
    </style:style>
    <style:style style:name="T36" style:family="text">
      <style:text-properties style:text-position="sub 58%" style:font-name="AssyrianDictionary" style:font-name-complex="Courier New" style:font-size-complex="11pt"/>
    </style:style>
    <style:style style:name="T37" style:family="text">
      <style:text-properties style:text-position="super 58%" style:font-name="AssyrianDictionary"/>
    </style:style>
    <style:style style:name="T38" style:family="text">
      <style:text-properties style:text-position="super 58%" style:font-name="AssyrianDictionary" fo:font-size="12pt" fo:language="pl" fo:country="PL" style:font-size-asian="12pt"/>
    </style:style>
    <style:style style:name="T39" style:family="text">
      <style:text-properties style:text-position="super 58%" style:font-name="AssyrianDictionary" fo:font-size="12pt" fo:language="pl" fo:country="PL" style:font-size-asian="12pt" style:font-style-complex="italic"/>
    </style:style>
    <style:style style:name="T40" style:family="text">
      <style:text-properties style:text-position="super 58%" style:font-name="AssyrianDictionary" fo:font-size="12pt" fo:language="pl" fo:country="PL" fo:font-style="italic" style:font-size-asian="12pt" style:font-style-asian="italic" style:font-style-complex="italic"/>
    </style:style>
    <style:style style:name="T41" style:family="text">
      <style:text-properties style:text-position="super 58%" style:font-name="AssyrianDictionary" fo:letter-spacing="0.0138in" style:font-name-complex="Courier New" style:font-size-complex="11pt"/>
    </style:style>
    <style:style style:name="T42" style:family="text">
      <style:text-properties style:text-position="super 58%" style:font-name="AssyrianDictionary" fo:language="pl" fo:country="PL"/>
    </style:style>
    <style:style style:name="T43" style:family="text">
      <style:text-properties style:text-position="super 58%" style:font-name="AssyrianDictionary" style:font-name-complex="Courier New" style:font-size-complex="11pt"/>
    </style:style>
    <style:style style:name="T44" style:family="text">
      <style:text-properties style:font-name="Times New Roman" fo:font-size="12pt" fo:language="pl" fo:country="PL" fo:font-style="italic" style:font-size-asian="12pt" style:font-style-asian="italic"/>
    </style:style>
    <style:style style:name="T45" style:family="text">
      <style:text-properties style:font-name="Times New Roman" fo:font-size="12pt" fo:language="pl" fo:country="PL" fo:font-style="italic" style:font-size-asian="12pt" style:font-style-asian="italic" style:font-style-complex="italic"/>
    </style:style>
    <style:style style:name="T46" style:family="text">
      <style:text-properties style:font-name="Times New Roman" fo:font-size="12pt" fo:language="pl" fo:country="PL" style:font-size-asian="12pt"/>
    </style:style>
    <style:style style:name="T47" style:family="text">
      <style:text-properties fo:color="#ff0000" style:font-name="AssyrianDictionary"/>
    </style:style>
    <style:style style:name="T4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9. Aradmu to </text:span><text:span text:style-name="T3">Åulgi 5 (ArÅ5, 3.1.6, RCU 6)</text:span></text:p>
      <text:p text:style-name="P3"/>
      <text:p text:style-name="P5">Source</text:p>
      <text:p text:style-name="P4"/>
      <text:p text:style-name="P2"><text:span text:style-name="T8">Si1 = CBS 346 (</text:span><text:span text:style-name="T10">PBS </text:span><text:span text:style-name="T8">10/4 8) <text:tab/>1–14</text:span></text:p>
      <text:p text:style-name="P4"/>
      <text:p text:style-name="P4">Tablet: Type III.</text:p>
      <text:p text:style-name="P4"/>
      <text:p text:style-name="P1"><text:span text:style-name="T11">Bibliography</text:span><text:span text:style-name="T8">: Editions: C. Wilcke, </text:span><text:span text:style-name="T10">WO</text:span><text:span text:style-name="T8"> 5 (1969–1970) 2–3, B. Sullivan, </text:span><text:span text:style-name="T10">Sumerian and Akkadian Sentence Structure</text:span><text:span text:style-name="T8">, 153–55.</text:span></text:p>
      <text:p text:style-name="P4"/>
      <text:p text:style-name="P1"><text:span text:style-name="T30">Text</text:span><text:span text:style-name="T2"> </text:span><text:span text:style-name="T30">Transliteration</text:span></text:p>
      <text:p text:style-name="P4"/>
      <text:p text:style-name="P4">Obverse</text:p>
      <text:p text:style-name="P4"/>
      <text:p text:style-name="P6"><text:span text:style-name="T8">1.<text:tab/>[lugal-Ñu</text:span><text:span text:style-name="T32">10</text:span><text:span text:style-name="T8">-ra] ù-ne-[dug</text:span><text:span text:style-name="T32">4</text:span><text:span text:style-name="T8">]</text:span></text:p>
      <text:p text:style-name="P6"><text:span text:style-name="T4">2</text:span><text:span text:style-name="T4">.<text:tab/></text:span><text:span text:style-name="T8">≠</text:span><text:span text:style-name="T38">I</text:span><text:span text:style-name="T8">á</text:span><text:span text:style-name="T4">rad-mu árad-zu na-ab-b</text:span><text:span text:style-name="T8">é</text:span><text:span text:style-name="T4">-[a]</text:span></text:p>
      <text:p text:style-name="P6"><text:span text:style-name="T4">3.<text:tab/>lugal</text:span><text:span text:style-name="T8">-Ñu</text:span><text:span text:style-name="T32">10</text:span><text:span text:style-name="T4"> inim-zu inim an-na n</text:span><text:span text:style-name="T8">í</text:span><text:span text:style-name="T4">Ñ nu-k</text:span><text:span text:style-name="T8">ú</text:span><text:span text:style-name="T4">r-[ru-dam]</text:span></text:p>
      <text:p text:style-name="P6"><text:span text:style-name="T4"><text:tab/>&lt;&gt;</text:span><text:span text:style-name="T6">a-wa-at-ka a-wa-at a-nim </text:span><text:span text:style-name="T44">š</text:span><text:span text:style-name="T6">a </text:span><text:span text:style-name="T4">≠</text:span><text:span text:style-name="T6">la</text:span><text:span text:style-name="T4"></text:span><text:span text:style-name="T6"> </text:span><text:span text:style-name="T4">[</text:span><text:span text:style-name="T6">ut-ta-ka-ru</text:span><text:span text:style-name="T5">]</text:span></text:p>
      <text:p text:style-name="P6"><text:span text:style-name="T4">4</text:span><text:span text:style-name="T4">.<text:tab/>nam-tar-ra-zu dingir-gin</text:span><text:span text:style-name="T33">7</text:span><text:span text:style-name="T4"> </text:span><text:span text:style-name="T8">å</text:span><text:span text:style-name="T4">u-zu Ñar-≠ra-[(àm)]</text:span></text:p>
      <text:p text:style-name="P6"><text:span text:style-name="T4"><text:tab/>≠</text:span><text:span text:style-name="T44">š</text:span><text:span text:style-name="T6">i</text:span><text:span text:style-name="T5"></text:span><text:span text:style-name="T6">-ma-tu-ka ki-ma</text:span><text:span text:style-name="T4"> DI</text:span><text:span text:style-name="T46">Ğ</text:span><text:span text:style-name="T4">IR </text:span><text:span text:style-name="T44">š</text:span><text:span text:style-name="T6">u-ut-lu-ma-</text:span><text:span text:style-name="T5">[</text:span><text:span text:style-name="T6">ni-kum</text:span><text:span text:style-name="T4">]</text:span></text:p>
      <text:p text:style-name="P6"><text:span text:style-name="T4">5.<text:tab/>b</text:span><text:span text:style-name="T8">à</text:span><text:span text:style-name="T4">d lugal</text:span><text:span text:style-name="T8">-Ñu</text:span><text:span text:style-name="T32">10</text:span><text:span text:style-name="T4"> </text:span><text:span text:style-name="T8">å</text:span><text:span text:style-name="T4">u mu-un-gi</text:span><text:span text:style-name="T33">4</text:span><text:span text:style-name="T4"> kíÑ-bi ≠ki</text:span><text:span text:style-name="T38">?</text:span><text:span text:style-name="T4">-b[i-</text:span><text:span text:style-name="T46">š</text:span><text:span text:style-name="T4">è im-ma]-Ñar</text:span></text:p>
      <text:p text:style-name="P6"><text:span text:style-name="T4">&lt;&gt;</text:span><text:span text:style-name="T6"> </text:span><text:span text:style-name="T9">≠</text:span><text:span text:style-name="T44">š</text:span><text:span text:style-name="T6">a</text:span><text:span text:style-name="T9"></text:span><text:span text:style-name="T6"> be-lí ú-</text:span><text:span text:style-name="T44">š</text:span><text:span text:style-name="T6">a-lim-x </text:span><text:span text:style-name="T44">š</text:span><text:span text:style-name="T6">i-pí-ir-</text:span><text:span text:style-name="T44">š</text:span><text:span text:style-name="T6">u </text:span><text:span text:style-name="T5">≠</text:span><text:span text:style-name="T6">a</text:span><text:span text:style-name="T38">?</text:span><text:span text:style-name="T5"></text:span><text:span text:style-name="T6">-</text:span><text:span text:style-name="T5">[</text:span><text:span text:style-name="T6">na</text:span><text:span text:style-name="T5"> </text:span><text:span text:style-name="T6">a</text:span><text:span text:style-name="T44">š</text:span><text:span text:style-name="T6">-ri-</text:span><text:span text:style-name="T44">š</text:span><text:span text:style-name="T6">u a</text:span><text:span text:style-name="T44">š</text:span><text:span text:style-name="T5">]</text:span><text:span text:style-name="T6">-ku-un</text:span></text:p>
      <text:p text:style-name="P6"><text:span text:style-name="T4">6</text:span><text:span text:style-name="T4">.<text:tab/>Ñ</text:span><text:span text:style-name="T8">ì</text:span><text:span text:style-name="T4">ri l</text:span><text:span text:style-name="T8">ú</text:span><text:span text:style-name="T4"> k</text:span><text:span text:style-name="T8">ú</text:span><text:span text:style-name="T4">r-e </text:span><text:span text:style-name="T38">ka</text:span><text:span text:style-name="T4">kalam-</text:span><text:span text:style-name="T8">åè</text:span><text:span text:style-name="T4"> ba-≠bad-[(re</text:span><text:span text:style-name="T33">6</text:span><text:span text:style-name="T4">)]</text:span></text:p>
      <text:p text:style-name="P6"><text:span text:style-name="T44">š</text:span><text:span text:style-name="T6">e-ep na-ak-ri a-</text:span><text:span text:style-name="T8">≠</text:span><text:span text:style-name="T6">na</text:span><text:span text:style-name="T8"></text:span><text:span text:style-name="T6"> ma-tim pa-ar-</text:span><text:span text:style-name="T9">≠</text:span><text:span text:style-name="T6">sa-at</text:span><text:span text:style-name="T9"></text:span></text:p>
      <text:p text:style-name="P6"><text:span text:style-name="T4">7</text:span><text:span text:style-name="T4">.<text:tab/>≠mu mah lugal</text:span><text:span text:style-name="T8">-Ñu</text:span><text:span text:style-name="T32">10</text:span><text:span text:style-name="T4"> ≠sig igi-≠nim-ma</text:span></text:p>
      <text:p text:style-name="P6"><text:span text:style-name="T4"><text:tab/></text:span><text:span text:style-name="T44">š</text:span><text:span text:style-name="T6">u-ma-am</text:span><text:span text:style-name="T10"> œ</text:span><text:span text:style-name="T6">i-rum </text:span><text:span text:style-name="T44">š</text:span><text:span text:style-name="T6">a be-lí-ia </text:span><text:span text:style-name="T5">≠</text:span><text:span text:style-name="T6">i</text:span><text:span text:style-name="T44">š</text:span><text:span text:style-name="T6">-tu</text:span><text:span text:style-name="T5"></text:span><text:span text:style-name="T6"> ma-tim e-li-</text:span><text:span text:style-name="T5">≠</text:span><text:span text:style-name="T6">tim</text:span><text:span text:style-name="T5"></text:span><text:span text:style-name="T6"> a-na &lt;&gt;</text:span></text:p>
      <text:p text:style-name="P6"><text:soft-page-break/><text:span text:style-name="T4">8</text:span><text:span text:style-name="T4">.<text:tab/></text:span><text:span text:style-name="T38">d</text:span><text:span text:style-name="T4">utu-</text:span><text:span text:style-name="T8">è</text:span><text:span text:style-name="T4">-ta u</text:span><text:span text:style-name="T33">4</text:span><text:span text:style-name="T4">-</text:span><text:span text:style-name="T46">š</text:span><text:span text:style-name="T8">ú</text:span><text:span text:style-name="T4">-u</text:span><text:span text:style-name="T46">š</text:span><text:span text:style-name="T4"> zag-</text:span><text:span text:style-name="T46">š</text:span><text:span text:style-name="T8">è</text:span><text:span text:style-name="T4"> kalam til-la-a ­mi-ni-in-t</text:span><text:span text:style-name="T8">ú</text:span><text:span text:style-name="T4">m-≠t</text:span><text:span text:style-name="T8">ú</text:span><text:span text:style-name="T4">m-mu</text:span></text:p>
      <text:p text:style-name="P6"><text:span text:style-name="T4">≠</text:span><text:span text:style-name="T6">i</text:span><text:span text:style-name="T44">š</text:span><text:span text:style-name="T4"></text:span><text:span text:style-name="T6">-tu </text:span><text:span text:style-name="T4">&lt;&gt;</text:span><text:span text:style-name="T6"> a-na </text:span><text:span text:style-name="T4">&lt;&gt;</text:span><text:span text:style-name="T6"> a-na pa-øe</text:span><text:span text:style-name="T33">4</text:span><text:span text:style-name="T6"> </text:span><text:span text:style-name="T4">≠</text:span><text:span text:style-name="T6">gi</text:span><text:span text:style-name="T4"></text:span><text:span text:style-name="T6">-mi-ir-ti ma-tim i-tam-mi-</text:span><text:span text:style-name="T4">≠</text:span><text:span text:style-name="T6">ra</text:span><text:span text:style-name="T4"></text:span></text:p>
      <text:p text:style-name="P6"><text:span text:style-name="T4">9.<text:tab/>amurrum g</text:span><text:span text:style-name="T8">ú</text:span><text:span text:style-name="T4">-</text:span><text:span text:style-name="T8">é</text:span><text:span text:style-name="T4">rim b</text:span><text:span text:style-name="T8">í</text:span><text:span text:style-name="T4">-in-Ñar ní-bi ≠im-ma-x-x […] </text:span></text:p>
      <text:p text:style-name="P6"><text:span text:style-name="T4"><text:tab/></text:span><text:span text:style-name="T7">ki-</text:span><text:span text:style-name="T45">š</text:span><text:span text:style-name="T7">a-tum </text:span><text:span text:style-name="T45">š</text:span><text:span text:style-name="T7">u</text:span><text:span text:style-name="T39">?</text:span><text:span text:style-name="T7"> ú-x-al</text:span><text:span text:style-name="T5"></text:span><text:span text:style-name="T7"> na</text:span><text:span text:style-name="T5"></text:span><text:span text:style-name="T7">-ak</text:span><text:span text:style-name="T40">?</text:span><text:span text:style-name="T7">-</text:span><text:span text:style-name="T4">[</text:span><text:span text:style-name="T6">ri</text:span><text:span text:style-name="T4"> </text:span><text:span text:style-name="T7">…</text:span><text:span text:style-name="T4">]</text:span></text:p>
      <text:p text:style-name="P6"><text:span text:style-name="T4">10.<text:tab/></text:span><text:span text:style-name="T38">I</text:span><text:span text:style-name="T4">kur-gam-ma-bi ≠</text:span><text:span text:style-name="T38">d</text:span><text:span text:style-name="T8">å</text:span><text:span text:style-name="T4">ul-gi-ra túm-≠mu</text:span><text:span text:style-name="T38">?</text:span><text:span text:style-name="T4"> </text:span><text:span text:style-name="T8">x […] x(eras.) har-ra-an-kalag igi hur-</text:span><text:span text:style-name="T4">≠</text:span><text:span text:style-name="T8">saÑ</text:span><text:span text:style-name="T4"></text:span><text:span text:style-name="T8">-[Ñá-ka …] <text:s/></text:span></text:p>
      <text:p text:style-name="P6"><text:span text:style-name="T8"><text:tab/></text:span><text:span text:style-name="T6">ku-un-</text:span><text:span text:style-name="T44">š</text:span><text:span text:style-name="T6">i-ma-tum a-</text:span><text:span text:style-name="T5">≠</text:span><text:span text:style-name="T6">na</text:span><text:span text:style-name="T5"> </text:span><text:span text:style-name="T4">&lt;&gt; […] </text:span><text:span text:style-name="T6">a-na æal-</text:span><text:span text:style-name="T10">œ</text:span><text:span text:style-name="T6">í </text:span><text:span text:style-name="T44">š</text:span><text:span text:style-name="T6">a pa-</text:span><text:span text:style-name="T5">≠</text:span><text:span text:style-name="T6">ni</text:span><text:span text:style-name="T5"> [</text:span><text:span text:style-name="T44">š</text:span><text:span text:style-name="T6">a-di-i …</text:span><text:span text:style-name="T5">]</text:span></text:p>
      <text:p text:style-name="P6"><text:span text:style-name="T4">11</text:span><text:span text:style-name="T4">.<text:tab/>≠</text:span><text:span text:style-name="T8">ù</text:span><text:span text:style-name="T4"> a-ba-àm-da-≠s</text:span><text:span text:style-name="T8">á</text:span><text:span text:style-name="T4"> […]</text:span></text:p>
      <text:p text:style-name="P7"><text:tab/>&lt;&gt;</text:p>
      <text:p text:style-name="P6"><text:span text:style-name="T4">12</text:span><text:span text:style-name="T4">.<text:tab/>≠im-sar-re lugal</text:span><text:span text:style-name="T8">-Ñu</text:span><text:span text:style-name="T32">10</text:span><text:span text:style-name="T4"> […]</text:span></text:p>
      <text:p text:style-name="P6"><text:span text:style-name="T4"><text:tab/>≠</text:span><text:span text:style-name="T10">øup</text:span><text:span text:style-name="T9">-</text:span><text:span text:style-name="T10">pí </text:span><text:span text:style-name="T8">x(eras.)</text:span><text:span text:style-name="T10"> be-lí-</text:span><text:span text:style-name="T9">≠</text:span><text:span text:style-name="T10">ia</text:span><text:span text:style-name="T9"> </text:span><text:span text:style-name="T8">[…]</text:span></text:p>
      <text:p text:style-name="P15"><text:span text:style-name="T12">13</text:span><text:span text:style-name="T12">.<text:tab/>n</text:span><text:span text:style-name="T1">í</text:span><text:span text:style-name="T12">Ñ lugal</text:span><text:span text:style-name="T1">-Ñu</text:span><text:span text:style-name="T31">10 </text:span><text:span text:style-name="T12">ab-[b</text:span><text:span text:style-name="T1">é</text:span><text:span text:style-name="T12">-na-(</text:span><text:span text:style-name="T1">Ñu</text:span><text:span text:style-name="T31">10</text:span><text:span text:style-name="T12"> ga-ab-ak)]</text:span></text:p>
      <text:p text:style-name="P15"><text:span text:style-name="T12"><text:tab/></text:span><text:span text:style-name="T13">≠</text:span><text:span text:style-name="T27">š</text:span><text:span text:style-name="T14">a</text:span><text:span text:style-name="T13"> </text:span><text:span text:style-name="T14">be-lí </text:span><text:span text:style-name="T13">[</text:span><text:span text:style-name="T14">i-qa-bu-ú </text:span><text:span text:style-name="T13">(</text:span><text:span text:style-name="T14">lu-pu-u</text:span><text:span text:style-name="T27">š</text:span><text:span text:style-name="T13">)]</text:span></text:p>
      <text:p text:style-name="P15"><text:span text:style-name="T12">14</text:span><text:span text:style-name="T12">.<text:tab/>[</text:span><text:span text:style-name="T1">lugal]-≠Ñu</text:span><text:span text:style-name="T31">10</text:span><text:span text:style-name="T1"> [hé-en-zu] </text:span></text:p>
      <text:p text:style-name="P16"/>
      <text:p text:style-name="P17"><text:span text:style-name="T37">1 </text:span><text:span text:style-name="T1">Speak to my king, </text:span><text:span text:style-name="T37">2 </text:span><text:span text:style-name="T1">saying (the words) of Aradmu, your servant:</text:span></text:p>
      <text:p text:style-name="P17"><text:span text:style-name="T37">3 </text:span><text:span text:style-name="T1">My king, your pronouncements are as the pronouncements of An, which ­cannot be changed. </text:span><text:span text:style-name="T37">4 </text:span><text:span text:style-name="T1">Your destiny has been bestowed to you as to ­a god! </text:span><text:span text:style-name="T37">5 </text:span><text:span text:style-name="T1">And as for the </text:span><text:span text:style-name="T16">fortifications that my king commissioned me to finish,</text:span><text:span text:style-name="T1"> I have restored the work to its previous condition. </text:span><text:span text:style-name="T37">6 </text:span><text:span text:style-name="T1">(As a result) the enemy’s access to the frontier territory has been blocked. </text:span><text:span text:style-name="T37">7–8 </text:span><text:span text:style-name="T1">My king’s name supreme illuminates (everything) from­ North to South, from East to West, to the borders of the entire­ homeland. </text:span><text:span text:style-name="T37">9 </text:span><text:span text:style-name="T1">The enemy Amorites…. </text:span><text:span text:style-name="T37">10 </text:span><text:span text:style-name="T1">Kurgamabi (Akk.: Kunå</text:span>i<text:span text:style-name="T1">-m</text:span>a<text:span text:style-name="T1">tum) to </text:span>Š<text:span text:style-name="T1">ulgi … the fortress IgihursaÑa … </text:span><text:span text:style-name="T37">11 </text:span><text:span text:style-name="T1">And Abaindasa …</text:span></text:p>
      <text:p text:style-name="P17"><text:span text:style-name="T37">1’ </text:span><text:span text:style-name="T1">The tablet(s) that my king … </text:span><text:span text:style-name="T37">2’</text:span><text:span text:style-name="T1"> Whatever you, my king or[der me to do, (I will do)].</text:span></text:p>
      <text:p text:style-name="P17"><text:span text:style-name="T37"><text:s/>3’</text:span><text:span text:style-name="T37"> </text:span><text:span text:style-name="T1">Now my king [is informed] (about all of this)! </text:span></text:p>
      <text:p text:style-name="P11"/>
      <text:p text:style-name="P14">Commentary</text:p>
      <text:p text:style-name="P14"><text:soft-page-break/></text:p>
      <text:p text:style-name="P10"><text:span text:style-name="T20">The tablet that preserves this letter is most probably from Sippar (Abu Habba; part of the so-called Khabaza Collection at the University Museum, Philadelphia). From our vantage point it is difficult to know if it is the work of a clever innovative student, or of an incompetent one (an unpublished duplicate shows quite a bit of variation). The pastiche combines standard hymnic language, as in line 3, 4, and 7, with ideas taken from other CKU letters. The tablet is fragile, overbaked, and has deteriorated somewhat over the years; the transliteration reflects the state of affairs before conservation.</text:span></text:p>
      <text:p text:style-name="P12"/>
      <text:p text:style-name="P10"><text:span text:style-name="T22">1</text:span><text:span text:style-name="T1">. The writing </text:span><text:span text:style-name="T23">ù-ne-dug</text:span><text:span text:style-name="T34">4</text:span><text:span text:style-name="T1"> (for </text:span><text:span text:style-name="T23">ù-na-a-dug</text:span><text:span text:style-name="T34">4</text:span><text:span text:style-name="T1">) is found ­primarily in northern and peripheral texts but also at Ur.</text:span></text:p>
      <text:p text:style-name="P13"/>
      <text:p text:style-name="P10"><text:span text:style-name="T22">3</text:span><text:span text:style-name="T20">. Compare </text:span><text:span text:style-name="T18">Letter of Ursaga to a King</text:span><text:span text:style-name="T20"> (SEpM 6) 7 </text:span><text:span text:style-name="T24">inim-zu inim diÑir-ra-gin</text:span><text:span text:style-name="T35">7</text:span><text:span text:style-name="T24"> hur nu-gi</text:span><text:span text:style-name="T35">4</text:span><text:span text:style-name="T24">-gi</text:span><text:span text:style-name="T35">4</text:span><text:span text:style-name="T24">-dam</text:span><text:span text:style-name="T20">, “your command is like that of a god, it cannot be revoked.”</text:span></text:p>
      <text:p text:style-name="P13"/>
      <text:p text:style-name="P10"><text:span text:style-name="T22">4</text:span><text:span text:style-name="T1">. </text:span><text:span text:style-name="T23">åu-zu…gar</text:span><text:span text:style-name="T1"> is an unorthodox writing for­ </text:span><text:span text:style-name="T23">åu-zi…Ñar</text:span><text:span text:style-name="T1">, as the Akkadian translation­ indicates. It cannot be ruled out that the writer had in mind </text:span><text:span text:style-name="T23">åu-zu-åè Ñar</text:span><text:span text:style-name="T1">, as the Sumerian verbs are semantically ­almost equivalent but the parallel with </text:span><text:span text:style-name="T17">Lugale</text:span><text:span text:style-name="T1"> I 25 supports the­ Akkadian translation (OB: </text:span><text:span text:style-name="T41">d</text:span><text:span text:style-name="T23">nin-urta du</text:span><text:span text:style-name="T34">11</text:span><text:span text:style-name="T23">-ga-zu nu-kúr-ru ­nam-tar-ra-zu åu-zi-dè-eå g[a]r</text:span><text:span text:style-name="T1">, Late: </text:span><text:span text:style-name="T41">d</text:span><text:span text:style-name="T23">nin-urta du</text:span><text:span text:style-name="T34">11</text:span><text:span text:style-name="T23">-ga-zu ­nu-kúr-ra nam-tar-ra-zu åu-åè bí-</text:span><text:span text:style-name="T25">[…]</text:span><text:span text:style-name="T1"> </text:span><text:span text:style-name="T12">= </text:span><text:span text:style-name="T42">d</text:span><text:span text:style-name="T12">MIN </text:span><text:span text:style-name="T14">qí-bit-ka ul ­ut-tak-kar </text:span><text:span text:style-name="T27">š</text:span><text:span text:style-name="T14">i-ma-tu-ka </text:span><text:span text:style-name="T27">š</text:span><text:span text:style-name="T14">u-ut-lu-</text:span><text:span text:style-name="T12">[</text:span><text:span text:style-name="T14">ma</text:span><text:span text:style-name="T12">]). </text:span><text:span text:style-name="T1">The equivalence­</text:span><text:span text:style-name="T25"> </text:span><text:span text:style-name="T23">åu-zi…Ñar</text:span><text:span text:style-name="T1"> = </text:span><text:span text:style-name="T29">š</text:span><text:span text:style-name="T19">u-ut-lu-mu-u</text:span><text:span text:style-name="T1">[</text:span><text:span text:style-name="T19">m</text:span><text:span text:style-name="T1">] is also documented in Nigga B ­132 (</text:span><text:span text:style-name="T17">MSL</text:span><text:span text:style-name="T1"> 13 118). </text:span><text:span text:style-name="T23">åu-zi…Ñar</text:span><text:span text:style-name="T1"> is a poetic equivalent of </text:span><text:span text:style-name="T23">åúm</text:span><text:span text:style-name="T1">, just as the Akkadian </text:span><text:span text:style-name="T28">š</text:span><text:span text:style-name="T17">utlumum</text:span><text:span text:style-name="T1"> is a poetic equivalent of </text:span><text:span text:style-name="T17">nad</text:span><text:span text:style-name="T28">ā</text:span><text:span text:style-name="T17">num</text:span><text:span text:style-name="T1"> (see­ W. Ph. Römer, </text:span><text:span text:style-name="T17">HSAO</text:span><text:span text:style-name="T1"> 1 196; Th. J. H. Krispijn, </text:span><text:span text:style-name="T17">FS Veenhof</text:span><text:span text:style-name="T1">, 253–54). </text:span></text:p>
      <text:p text:style-name="P13"/>
      <text:p text:style-name="P10"><text:span text:style-name="T22">5.</text:span><text:span text:style-name="T1"> The­ first verb is apparently </text:span><text:span text:style-name="T25">åu…gi</text:span><text:span text:style-name="T36">4</text:span><text:span text:style-name="T1"> = </text:span><text:span text:style-name="T17">åullumu</text:span><text:span text:style-name="T16">, “to guard, to finish (a task).”</text:span><text:span text:style-name="T17"> </text:span><text:span text:style-name="T16">This equivalence is also attested lexically (</text:span><text:span text:style-name="T25">åu-gi</text:span><text:span text:style-name="T36">4</text:span><text:span text:style-name="T25"> </text:span><text:span text:style-name="T1">= </text:span><text:span text:style-name="T19">åu-ul-lu-mu-um</text:span><text:span text:style-name="T1">, Nigga Bil. B 139 [</text:span><text:span text:style-name="T19">MSL</text:span><text:span text:style-name="T1"> 13 </text:span><text:soft-page-break/><text:span text:style-name="T1">118]</text:span><text:span text:style-name="T16">) but the usage is otherwise unknown in Sumerian, to my knowledge. </text:span><text:span text:style-name="T1">Once again the author was thinking in Akkadian, although the Sumerian is syntactically somewhat deficient. This makes little sense here; Sullivan,</text:span><text:span text:style-name="T17"> Sumerian and Akkadian Sentence Structure</text:span><text:span text:style-name="T1">, 153 proposed to read </text:span><text:span text:style-name="T25">“kin</text:span><text:span text:style-name="T43">!</text:span><text:span text:style-name="T25">”</text:span><text:span text:style-name="T1"> rather than </text:span><text:span text:style-name="T25">åu</text:span><text:span text:style-name="T1">, and the Akkadian equivalent as </text:span><text:span text:style-name="T19">ú-åa-&lt;aå&gt;-p</text:span><text:span text:style-name="T1">[</text:span><text:span text:style-name="T19">i</text:span><text:span text:style-name="T37">?</text:span><text:span text:style-name="T1">-</text:span><text:span text:style-name="T19">ru-n</text:span><text:span text:style-name="T1">]</text:span><text:span text:style-name="T19">i</text:span><text:span text:style-name="T1"> but collation does not support either reading. </text:span></text:p>
      <text:p text:style-name="P17"><text:span text:style-name="T1">The end of the line is now broken but the tablet at one time had </text:span><text:span text:style-name="T25">-</text:span><text:span text:style-name="T23">Ñar</text:span><text:span text:style-name="T1">. The restoration of both versions is tentative, and is based on the assumption that the penultimate visible sign in the Sumerian is </text:span><text:span text:style-name="T25">ki</text:span><text:span text:style-name="T1"> rather than </text:span><text:span text:style-name="T25">di</text:span><text:span text:style-name="T1">. The verb </text:span><text:span text:style-name="T23">ki-bi-åè…Ñar</text:span><text:span text:style-name="T1"> means both “to firm up, consolidate,” as well as “restore” (</text:span>Å.<text:span text:style-name="T1"> Sjöberg, </text:span><text:span text:style-name="T17">ZA</text:span><text:span text:style-name="T1"> 63 [1973] 15–16).</text:span></text:p>
      <text:p text:style-name="P11"/>
      <text:p text:style-name="P10"><text:span text:style-name="T22">6</text:span><text:span text:style-name="T1">. It is difficult to gauge if the Sumerian or the Akkadian are primary here. M. Civil quoted this line in </text:span><text:span text:style-name="T17">MSL</text:span><text:span text:style-name="T1"> SS 1 90, noting the ­equivalence between Akkadian </text:span><text:span text:style-name="T17">åËpa par</text:span><text:span text:style-name="T15"></text:span><text:span text:style-name="T17">su</text:span><text:span text:style-name="T1"> and the Sumerian </text:span><text:span text:style-name="T23">Ñìri­ bad</text:span><text:span text:style-name="T1">. In the MB exercise cited there on p. 89 the Sumerian is­ somewhat different: </text:span><text:span text:style-name="T23">Ñìri si-il-la-ab</text:span><text:span text:style-name="T1"> = </text:span><text:span text:style-name="T17">åe-pa-am pu-ru-us</text:span><text:span text:style-name="T1">. The usage here is most likely a back translation from the Akkadian</text:span><text:span text:style-name="T17"> åËpa par</text:span><text:span text:style-name="T15"></text:span><text:span text:style-name="T17">su</text:span><text:span text:style-name="T1">, “to block access.” See, perhaps, also </text:span><text:span text:style-name="T17">Åulgi Hymn B</text:span><text:span text:style-name="T1"> 70: </text:span><text:span text:style-name="T23">gù åubtum-ma ki gìri ku</text:span><text:span text:style-name="T34">5</text:span><text:span text:style-name="T23">-da-ba eden-ba hu-mu-un-si-si-ig</text:span><text:span text:style-name="T1">, “I silence the clamor (of battle) in the desert at the ambush, the place where the road is blocked off” (translation uncertain). </text:span></text:p>
      <text:p text:style-name="P11"/>
      <text:p text:style-name="P10"><text:span text:style-name="T22">7</text:span><text:span text:style-name="T1">. Note the writing </text:span><text:span text:style-name="T19">œi-rum for œi-ram</text:span><text:span text:style-name="T1">.</text:span></text:p>
      <text:p text:style-name="P13"/>
      <text:p text:style-name="P10"><text:span text:style-name="T22">8</text:span><text:span text:style-name="T20">. The translation of the verb is based on the Akkadian (</text:span><text:span text:style-name="T18">nam</text:span><text:span text:style-name="T15"></text:span><text:span text:style-name="T18">rum</text:span><text:span text:style-name="T20">). I do not understand the relationship between this and the Sumerian equivalent </text:span><text:span text:style-name="T24">túm-túm</text:span><text:span text:style-name="T20">.</text:span></text:p>
      <text:p text:style-name="P13"/>
      <text:p text:style-name="P10"><text:span text:style-name="T22">9</text:span><text:span text:style-name="T1">. The scribe clearly had problems with Sumerian; he took apart </text:span><text:span text:style-name="T23">gú-érim</text:span><text:span text:style-name="T1">, “vile/enemy,” and glossed the first element as </text:span><text:span text:style-name="T19">kiååatum</text:span><text:span text:style-name="T1">, “totality,” on the basis of </text:span><text:span text:style-name="T23">gú</text:span><text:span text:style-name="T1"> = </text:span><text:span text:style-name="T19">kiå</text:span><text:span text:style-name="T15"></text:span><text:span text:style-name="T19">dum</text:span><text:span text:style-name="T1">, “neck,” thinking of </text:span><text:span text:style-name="T23">gú</text:span><text:span text:style-name="T1"> = </text:span><text:span text:style-name="T19">napæ</text:span><text:span text:style-name="T15"></text:span><text:span text:style-name="T19">rum</text:span><text:span text:style-name="T1">.</text:span></text:p>
      <text:p text:style-name="P11"><text:soft-page-break/></text:p>
      <text:p text:style-name="P10"><text:span text:style-name="T22">10</text:span><text:span text:style-name="T1">. I discussed this line in </text:span><text:span text:style-name="T17">JAOS</text:span><text:span text:style-name="T1"> 95 (1975) 717. </text:span><text:span text:style-name="T17">Kunå</text:span><text:span text:style-name="T28">ī</text:span><text:span text:style-name="T17">-m</text:span><text:span text:style-name="T15"></text:span><text:span text:style-name="T17">tum</text:span><text:span text:style-name="T1">, literally “Submit, Oh Land,” was the name of the Ur ­princess who was married into the house of the North Mesopotamian principality of Simanum. Eventually, this led to the ­intervention by Åu-Sin’s forces when the royal family of Simanum­ was ousted from power. The historical issues are debated in the­ </text:span><text:span text:style-name="T17">JAOS</text:span><text:span text:style-name="T1"> article; here the concern must be philological. Kunå</text:span>i<text:span text:style-name="T1">-m</text:span>a<text:span text:style-name="T1">tum is well attested in Ur III sources (see above p. </text:span><text:span text:style-name="T47">000</text:span><text:span text:style-name="T1">), and it is unlikely­ that a Sumerian equivalent to the name, </text:span><text:span text:style-name="T23">kur-gam-ma-bi</text:span><text:span text:style-name="T1">, would have been used in a contemporary letter. In order to explain this ­peculiar situation, two possibilities might be entertained here. ­One could envisage an OB scribe providing a learned translation­ of the Akkadian name back into Sumerian. It is likewise possible ­that the error was more complex. The original had </text:span><text:span text:style-name="T23">kur gam-ma-bi</text:span><text:span text:style-name="T1">,­ “the land that had submitted,” and when that was mistranslated ­as </text:span><text:span text:style-name="T17">kun</text:span><text:span text:style-name="T28">šī</text:span><text:span text:style-name="T17"> m</text:span><text:span text:style-name="T15"></text:span><text:span text:style-name="T17">tum</text:span><text:span text:style-name="T1">, “bow down, oh land,” it reminded someone of the Akkadian name­ Kunåi-matum (attested as an elite priestess name in OB Mari [J. M. Durand, </text:span><text:span text:style-name="T17">LAPO</text:span><text:span text:style-name="T1"> 18 386–87]), and the Sumerian was then­ reinterpreted as a personal name. It is quite possible, in this scenario, that the OB scribes had no idea that there actually was an Ur III­ princess by that name.</text:span></text:p>
      <text:p text:style-name="P18">Note that the scribe modified the name of the Bad-IgihursaÑa fortifications into Harankalag-IgihursaÑa and then translated this literally into Akkadian.</text:p>
      <text:p text:style-name="P11"/>
      <text:p text:style-name="P10"><text:span text:style-name="T21">11</text:span><text:span text:style-name="T1">. Note that there is no personal name classifier in this line; the passage is broken and therefore it is impossible to ascertain if the scribe was once again confused, or if he intended to refer to the man who is the subject of so many other Åulgi letters.</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4"><draw:text-box fo:min-height="0.1457in"><text:p text:style-name="Header"><text:span text:style-name="Page_20_Number"><text:page-number text:select-page="current">5</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10</dc:title>
    <meta:initial-creator>Piotr Michalowski</meta:initial-creator>
    <meta:creation-date>2007-07-10T06:27:00</meta:creation-date>
    <dc:creator>Piotr Michalowski</dc:creator>
    <dc:date>2009-10-28T12:44:00</dc:date>
    <meta:print-date>2009-08-23T18:23:00</meta:print-date>
    <meta:editing-cycles>154</meta:editing-cycles>
    <meta:editing-duration>PT20H13M00S</meta:editing-duration>
    <meta:document-statistic meta:table-count="0" meta:image-count="0" meta:object-count="0" meta:page-count="5" meta:paragraph-count="51" meta:word-count="1335" meta:character-count="7517"/>
    <meta:generator>OpenOffice.org/3.1$Unix OpenOffice.org_project/310m19$Build-9420</meta:generator>
  </office:meta>
</office:document-meta>
</file>